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ari" svg:font-family="Calibari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Calibari"/>
    </style:style>
    <style:style style:name="P2" style:family="paragraph" style:parent-style-name="Standard">
      <style:text-properties style:font-name="Calibari" officeooo:rsid="001929f4" officeooo:paragraph-rsid="001929f4"/>
    </style:style>
    <style:style style:name="P3" style:family="paragraph" style:parent-style-name="Standard">
      <style:text-properties style:font-name="Calibari" officeooo:paragraph-rsid="001929f4"/>
    </style:style>
    <style:style style:name="P4" style:family="paragraph" style:parent-style-name="Standard">
      <style:text-properties style:font-name="Calibari" officeooo:rsid="001a3c44" officeooo:paragraph-rsid="001a3c44"/>
    </style:style>
    <style:style style:name="P5" style:family="paragraph" style:parent-style-name="Standard">
      <style:text-properties style:font-name="Calibari" officeooo:rsid="001b7efa" officeooo:paragraph-rsid="001b7efa"/>
    </style:style>
    <style:style style:name="P6" style:family="paragraph" style:parent-style-name="Standard">
      <style:text-properties style:font-name="Calibari" fo:font-weight="bold" officeooo:rsid="001c40b0" officeooo:paragraph-rsid="001c40b0" style:font-weight-asian="bold" style:font-weight-complex="bold"/>
    </style:style>
    <style:style style:name="P7" style:family="paragraph" style:parent-style-name="Standard">
      <style:text-properties style:font-name="Calibari" fo:font-weight="normal" officeooo:rsid="001c40b0" officeooo:paragraph-rsid="001c40b0" style:font-weight-asian="normal" style:font-weight-complex="normal"/>
    </style:style>
    <style:style style:name="P8" style:family="paragraph" style:parent-style-name="Standard">
      <style:text-properties style:font-name="Calibari" fo:font-weight="normal" officeooo:rsid="001d6ecb" officeooo:paragraph-rsid="001d6ecb" style:font-weight-asian="normal" style:font-weight-complex="normal"/>
    </style:style>
    <style:style style:name="P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text-properties fo:color="#d4d4d4" style:font-name="Droid Sans Mono" fo:font-size="10.5pt" fo:font-weight="normal" officeooo:rsid="001929f4" officeooo:paragraph-rsid="001929f4" fo:background-color="#1e1e1e"/>
    </style:style>
    <style:style style:name="P11" style:family="paragraph" style:parent-style-name="Standard">
      <style:text-properties fo:color="#d4d4d4" style:font-name="Droid Sans Mono" fo:font-size="10.5pt" fo:font-weight="normal" officeooo:rsid="001b7efa" officeooo:paragraph-rsid="001b7efa" fo:background-color="#1e1e1e"/>
    </style:style>
    <style:style style:name="P12" style:family="paragraph" style:parent-style-name="Standard">
      <style:text-properties fo:color="#d4d4d4" style:font-name="Droid Sans Mono" fo:font-size="10.5pt" fo:font-weight="normal" officeooo:rsid="001c40b0" officeooo:paragraph-rsid="001c40b0" fo:background-color="#1e1e1e" style:font-weight-asian="normal" style:font-weight-complex="normal"/>
    </style:style>
    <style:style style:name="P13" style:family="paragraph" style:parent-style-name="Standard">
      <style:paragraph-properties style:line-height-at-least="0.503cm"/>
      <style:text-properties fo:color="#608b4e" style:font-name="Droid Sans Mono" fo:font-size="10.5pt" fo:font-weight="normal" fo:background-color="#1e1e1e"/>
    </style:style>
    <style:style style:name="P14" style:family="paragraph" style:parent-style-name="Standard">
      <style:text-properties fo:color="#608b4e" style:font-name="Droid Sans Mono" fo:font-size="10.5pt" fo:font-weight="normal" officeooo:rsid="001a3c44" officeooo:paragraph-rsid="001a3c44" fo:background-color="#1e1e1e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Standard">
      <style:text-properties fo:color="#000000" style:font-name="Droid Sans Mono" fo:font-size="10.5pt" fo:font-weight="normal" fo:background-color="transparent"/>
    </style:style>
    <style:style style:name="P17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18" style:family="paragraph" style:parent-style-name="Standard">
      <style:paragraph-properties style:line-height-at-least="0.503cm"/>
      <style:text-properties fo:color="#000000" fo:background-color="transparent"/>
    </style:style>
    <style:style style:name="P1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Calibari" officeooo:rsid="001929f4" officeooo:paragraph-rsid="001929f4"/>
    </style:style>
    <style:style style:name="P20" style:family="paragraph" style:parent-style-name="Standard">
      <style:paragraph-properties fo:margin-top="0cm" fo:margin-bottom="0.499cm" loext:contextual-spacing="false" style:line-height-at-least="0.503cm"/>
      <style:text-properties fo:color="#000000" fo:background-color="transparent"/>
    </style:style>
    <style:style style:name="P21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transparent"/>
    </style:style>
    <style:style style:name="T1" style:family="text">
      <style:text-properties officeooo:rsid="001929f4"/>
    </style:style>
    <style:style style:name="T2" style:family="text">
      <style:text-properties fo:color="#9cdcfe"/>
    </style:style>
    <style:style style:name="T3" style:family="text">
      <style:text-properties fo:color="#ce917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569cd6"/>
    </style:style>
    <style:style style:name="T7" style:family="text">
      <style:text-properties fo:color="#dcdcaa"/>
    </style:style>
    <style:style style:name="T8" style:family="text">
      <style:text-properties fo:color="#608b4e"/>
    </style:style>
    <style:style style:name="T9" style:family="text">
      <style:text-properties fo:color="#608b4e" style:font-name="Droid Sans Mono" fo:font-size="10.5pt" fo:font-weight="normal" fo:background-color="#1e1e1e" loext:char-shading-value="0"/>
    </style:style>
    <style:style style:name="T10" style:family="text">
      <style:text-properties fo:color="#c586c0"/>
    </style:style>
    <style:style style:name="T11" style:family="text">
      <style:text-properties fo:color="#4ec9b0"/>
    </style:style>
    <style:style style:name="T12" style:family="text">
      <style:text-properties officeooo:rsid="001d6ec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tab/><text:tab/><text:tab/>Node mailer setup </text:p>
      <text:p text:style-name="P2"/>
      <text:p text:style-name="P2">To setup nodemailer you have need to installed two npm dependencies which is as -</text:p>
      <text:p text:style-name="P2"/>
      <text:p text:style-name="P10"><text:span text:style-name="T2">"nodemailer"</text:span>: <text:span text:style-name="T3">"^4.6.7"</text:span>,</text:p>
      <text:p text:style-name="P2"/>
      <text:p text:style-name="P2">and another is </text:p>
      <text:p text:style-name="P2"/>
      <text:p text:style-name="P10"><text:span text:style-name="T2">"xoauth2"</text:span>: <text:span text:style-name="T3">"^1.2.0"</text:span></text:p>
      <text:p text:style-name="P2"/>
      <text:p text:style-name="P2">just type “npm install –save nodemailer <text:s/>xoauth2”</text:p>
      <text:p text:style-name="P2"/>
      <text:p text:style-name="P2"/>
      <text:p text:style-name="P2">then follow my instruction </text:p>
      <text:p text:style-name="P2"/>
      <text:p text:style-name="P2">Edit the code in <text:span text:style-name="T4">app.js</text:span></text:p>
      <text:p text:style-name="P2"><text:span text:style-name="T4"/></text:p>
      <text:p text:style-name="P3"><text:span text:style-name="T1"><text:s/></text:span><text:span text:style-name="T9">// load the express module</text:span></text:p>
      <text:p text:style-name="P9"><text:span text:style-name="T6">const</text:span> <text:span text:style-name="T2">express</text:span> = <text:span text:style-name="T7">require</text:span>(<text:span text:style-name="T3">'express'</text:span>);</text:p>
      <text:p text:style-name="P13">// load the nodemailer module</text:p>
      <text:p text:style-name="P9"><text:span text:style-name="T6">const</text:span> <text:span text:style-name="T2">nodemailer</text:span> = <text:span text:style-name="T7">require</text:span>(<text:span text:style-name="T3">'nodemailer'</text:span>);</text:p>
      <text:p text:style-name="P2"/>
      <text:p text:style-name="P4">if you want to load the xoauth module you can</text:p>
      <text:p text:style-name="P14">// load the xoauth2 module</text:p>
      <text:p text:style-name="P9"><text:span text:style-name="T6">const</text:span> <text:span text:style-name="T2">xoauth2</text:span> = <text:span text:style-name="T7">require</text:span>(<text:span text:style-name="T3">'xoauth2'</text:span>);</text:p>
      <text:p text:style-name="P4"/>
      <text:p text:style-name="P5">now load the express module</text:p>
      <text:p text:style-name="P11"><text:span text:style-name="T6">const</text:span> <text:span text:style-name="T2">app</text:span> = <text:span text:style-name="T7">express</text:span>();</text:p>
      <text:p text:style-name="P5"/>
      <text:p text:style-name="P5">create transporter services</text:p>
      <text:p text:style-name="P11"><text:span text:style-name="T6">var</text:span> <text:span text:style-name="T2">transporter</text:span> = <text:span text:style-name="T2">nodemailer</text:span>.<text:span text:style-name="T7">createTransport</text:span>({ </text:p>
      <text:p text:style-name="P9"><text:span text:style-name="T2">host:</text:span> <text:span text:style-name="T3">"smtp.gmail.com"</text:span>,</text:p>
      <text:p text:style-name="P9"><text:span text:style-name="T2">auth:</text:span> {</text:p>
      <text:p text:style-name="P9"><text:span text:style-name="T2">type:</text:span> <text:span text:style-name="T3">"OAuth2"</text:span>,</text:p>
      <text:p text:style-name="P9"><text:span text:style-name="T2">user:</text:span> <text:span text:style-name="T3">"wishvapued@gmail.com"</text:span>,</text:p>
      <text:p text:style-name="P9"><text:span text:style-name="T2">clientId:</text:span> <text:span text:style-name="T3">"766926008332-ej0hbj1uge4uvhrtqom8pidr20am0iqj.apps.googleusercontent.com"</text:span>,</text:p>
      <text:p text:style-name="P9"><text:span text:style-name="T2">clientSecret:</text:span> <text:span text:style-name="T3">"7KgJOo84JjbvJ_pzPmXhWulA"</text:span>,</text:p>
      <text:p text:style-name="P9"><text:span text:style-name="T2">refreshToken:</text:span> <text:span text:style-name="T3">"1/G2IWl2feXAXq6HTtjrMCZYBS8HcN0UDDytz52WaYnkQ"</text:span> </text:p>
      <text:p text:style-name="P9">}</text:p>
      <text:p text:style-name="P9">});</text:p>
      <text:p text:style-name="P9"/>
      <text:p text:style-name="P13">// now create mail options</text:p>
      <text:p text:style-name="P9"><text:span text:style-name="T6">var</text:span> <text:span text:style-name="T2">mailOptions</text:span> = {</text:p>
      <text:p text:style-name="P9"><text:span text:style-name="T2">from:</text:span> <text:span text:style-name="T3">'SkyMap_Admin &lt;wishvapued@gmail.com&gt;'</text:span>,</text:p>
      <text:p text:style-name="P9"><text:span text:style-name="T2">to:</text:span> <text:span text:style-name="T3">'anandwishvanath@gmail.com'</text:span>,</text:p>
      <text:p text:style-name="P9"><text:span text:style-name="T2">subject:</text:span> <text:span text:style-name="T3">'Nodemailer Test Api'</text:span>,</text:p>
      <text:p text:style-name="P9"><text:span text:style-name="T2">text:</text:span> <text:span text:style-name="T3">'some text'</text:span>,</text:p>
      <text:p text:style-name="P9"><text:span text:style-name="T2">html:</text:span> <text:span text:style-name="T3">'&lt;h2&gt; Welcome Wishvanath clik this link to verify &lt;/h2&gt; &lt;br/&gt; &lt;a href="http://localhost:5000"&gt;Verify &lt;a/&gt; '</text:span></text:p>
      <text:p text:style-name="P9">};</text:p>
      <text:p text:style-name="P9"><text:soft-page-break/></text:p>
      <text:p text:style-name="P13">// now send the email</text:p>
      <text:p text:style-name="P9"><text:span text:style-name="T2">transporter</text:span>.<text:span text:style-name="T7">sendMail</text:span>(<text:span text:style-name="T2">mailOptions</text:span>, <text:span text:style-name="T6">function</text:span>(<text:span text:style-name="T2">err</text:span>, <text:span text:style-name="T2">res</text:span>){</text:p>
      <text:p text:style-name="P9"><text:span text:style-name="T10">if</text:span>(<text:span text:style-name="T2">err</text:span>){</text:p>
      <text:p text:style-name="P9"><text:span text:style-name="T11">console</text:span>.<text:span text:style-name="T7">log</text:span>(<text:span text:style-name="T2">err</text:span>);</text:p>
      <text:p text:style-name="P15"/>
      <text:p text:style-name="P9">} <text:span text:style-name="T10">else</text:span>{</text:p>
      <text:p text:style-name="P9"><text:span text:style-name="T11">console</text:span>.<text:span text:style-name="T7">log</text:span>(<text:span text:style-name="T3">"Email sent Successfully"</text:span>);</text:p>
      <text:p text:style-name="P9">}</text:p>
      <text:p text:style-name="P9">});</text:p>
      <text:p text:style-name="P9"/>
      <text:p text:style-name="P9"/>
      <text:p text:style-name="P5"/>
      <text:p text:style-name="P6">another method to send the email:</text:p>
      <text:p text:style-name="P6"/>
      <text:p text:style-name="P12"><text:span text:style-name="T6">var</text:span> <text:span text:style-name="T2">transporter</text:span> = <text:span text:style-name="T2">nodemailer</text:span>.<text:span text:style-name="T7">createTransport</text:span>({ </text:p>
      <text:p text:style-name="P9"><text:span text:style-name="T2">host:</text:span> <text:span text:style-name="T3">"smtp.gmail.com"</text:span>,</text:p>
      <text:p text:style-name="P9"><text:span text:style-name="T2">auth:</text:span> {</text:p>
      <text:p text:style-name="P9"><text:span text:style-name="T2">type:</text:span> <text:span text:style-name="T3">"login"</text:span>, <text:span text:style-name="T8">// default</text:span></text:p>
      <text:p text:style-name="P9"><text:span text:style-name="T2">user:</text:span> <text:span text:style-name="T3">"wishvapued@gmail.com"</text:span>,</text:p>
      <text:p text:style-name="P9"><text:span text:style-name="T2">pass:</text:span> <text:span text:style-name="T3">"wishva123!@#"</text:span></text:p>
      <text:p text:style-name="P9">}</text:p>
      <text:p text:style-name="P9">});</text:p>
      <text:p text:style-name="P7"/>
      <text:p text:style-name="P7"/>
      <text:p text:style-name="P7">The Complete code of <text:span text:style-name="T4">app.js</text:span></text:p>
      <text:p text:style-name="P7"><text:span text:style-name="T4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6">// load the express module</text:p>
            <text:p text:style-name="P17">const express = require('express');</text:p>
            <text:p text:style-name="P17">// load the nodemailer module</text:p>
            <text:p text:style-name="P17">const nodemailer = require('nodemailer');</text:p>
            <text:p text:style-name="P17">const app = express();</text:p>
            <text:p text:style-name="P18"/>
            <text:p text:style-name="P17">// var transporter = nodemailer.createTransport({ </text:p>
            <text:p text:style-name="P17">// host: "smtp.gmail.com",</text:p>
            <text:p text:style-name="P17">// auth: {</text:p>
            <text:p text:style-name="P17">// type: "OAuth2",</text:p>
            <text:p text:style-name="P17">// user: "wishvapued@gmail.com",</text:p>
            <text:p text:style-name="P17">// clientId: "766926008332-ej0hbj1uge4uvhrtqom8pidr20am0iqj.apps.googleusercontent.com",</text:p>
            <text:p text:style-name="P17">// clientSecret: "7KgJOo84JjbvJ_pzPmXhWulA",</text:p>
            <text:p text:style-name="P17">// refreshToken: "1/G2IWl2feXAXq6HTtjrMCZYBS8HcN0UDDytz52WaYnkQ" </text:p>
            <text:p text:style-name="P17">// }</text:p>
            <text:p text:style-name="P17">// });</text:p>
            <text:p text:style-name="P18"/>
            <text:p text:style-name="P17">var transporter = nodemailer.createTransport({ </text:p>
            <text:p text:style-name="P17">host: "smtp.gmail.com",</text:p>
            <text:p text:style-name="P17">auth: {</text:p>
            <text:p text:style-name="P17">type: "login", // default</text:p>
            <text:p text:style-name="P17">user: "wishvapued@gmail.com",</text:p>
            <text:p text:style-name="P17">pass: "wishva123!@#"</text:p>
            <text:p text:style-name="P17"><text:soft-page-break/>}</text:p>
            <text:p text:style-name="P17">});</text:p>
            <text:p text:style-name="P17">// now create mail options</text:p>
            <text:p text:style-name="P17">var mailOptions = {</text:p>
            <text:p text:style-name="P17">from: 'SkyMap_Admin &lt;wishvapued@gmail.com&gt;',</text:p>
            <text:p text:style-name="P17">to: 'anandwishvanath@gmail.com',</text:p>
            <text:p text:style-name="P17">subject: 'Nodemailer Test Api',</text:p>
            <text:p text:style-name="P17">text: 'some text',</text:p>
            <text:p text:style-name="P17">html: '&lt;h2&gt; Welcome Wishvanath clik this link to verify &lt;/h2&gt; &lt;br/&gt; &lt;a href="http://localhost:5000"&gt;Verify &lt;a/&gt; '</text:p>
            <text:p text:style-name="P17">};</text:p>
            <text:p text:style-name="P18"/>
            <text:p text:style-name="P17">// now send the email</text:p>
            <text:p text:style-name="P17">transporter.sendMail(mailOptions, function(err, res){</text:p>
            <text:p text:style-name="P17">if(err){</text:p>
            <text:p text:style-name="P17">console.log(err);</text:p>
            <text:p text:style-name="P18"/>
            <text:p text:style-name="P17">} else{</text:p>
            <text:p text:style-name="P17">console.log("Email sent Successfully");</text:p>
            <text:p text:style-name="P17">}</text:p>
            <text:p text:style-name="P17">});</text:p>
            <text:p text:style-name="P20"/>
            <text:p text:style-name="P17">app.get('/',function(req,res){</text:p>
            <text:p text:style-name="P17">res.send("Response sent from the Home router");</text:p>
            <text:p text:style-name="P17">})</text:p>
            <text:p text:style-name="P20"/>
            <text:p text:style-name="P17">app.get('/email', function(req, res){</text:p>
            <text:p text:style-name="P17">})</text:p>
            <text:p text:style-name="P21"><text:line-break/><text:line-break/><text:line-break/></text:p>
            <text:p text:style-name="P17">// listen port no</text:p>
            <text:p text:style-name="P17">app.listen(5000,() =&gt; console.log(`You are listening the PORT NO :5000`));</text:p>
            <text:p text:style-name="P1"/>
          </table:table-cell>
        </table:table-row>
      </table:table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oft-page-break/><text:span text:style-name="T4"/></text:p>
      <text:p text:style-name="P7"><text:span text:style-name="T4"/></text:p>
      <text:p text:style-name="P7"><text:span text:style-name="T4">How to Rigister and get the api related tokens key:</text:span></text:p>
      <text:p text:style-name="P7"><text:span text:style-name="T4"/></text:p>
      <text:p text:style-name="P7">first you need to create your email_id with - “gmail.com”</text:p>
      <text:p text:style-name="P7">--&gt; go to “google console api”</text:p>
      <text:p text:style-name="P7"/>
      <text:p text:style-name="P7">--&gt; and create a new project </text:p>
      <text:p text:style-name="P7">--&gt; now enable the gmail api services from the dashboard.</text:p>
      <text:p text:style-name="P7">--&gt; next step is go to credentials.</text:p>
      <text:p text:style-name="P7">--&gt; click on oauth contents screen</text:p>
      <text:p text:style-name="P7">--&gt;write the product name there.</text:p>
      <text:p text:style-name="P7">--&gt;It would be appear when you will receive the email.</text:p>
      <text:p text:style-name="P7">--&gt;click on save button.</text:p>
      <text:p text:style-name="P7">--&gt;now you will redirect the create crendential window select one of them</text:p>
      <text:p text:style-name="P7">--&gt;”Oauth client Id”</text:p>
      <text:p text:style-name="P7">--&gt;select the application type “web application”</text:p>
      <text:p text:style-name="P7">--&gt;<text:span text:style-name="T12">put the link authorized redirect uri “</text:span><text:a xlink:type="simple" xlink:href="https://developers.google.com/oauthplayground" text:style-name="Internet_20_link" text:visited-style-name="Visited_20_Internet_20_Link"><text:span text:style-name="T12">https://developers.google.com/oauthplayground</text:span></text:a><text:span text:style-name="T12">”</text:span></text:p>
      <text:p text:style-name="P7">--<text:span text:style-name="T12">&gt; now click on create button </text:span></text:p>
      <text:p text:style-name="P7">--<text:span text:style-name="T12">&gt; You will get the client-Id and Client Secret .</text:span></text:p>
      <text:p text:style-name="P7">--<text:span text:style-name="T12">&gt; the only one thing is remaing Secret Token.</text:span></text:p>
      <text:p text:style-name="P7">--<text:span text:style-name="T12">&gt; to get thesecret token you need to map this tow Token word in oauth apt so <text:s text:c="2"/>follow my instructions.</text:span></text:p>
      <text:p text:style-name="P7"/>
      <text:p text:style-name="P6">Now go to googel oauth playground. Url</text:p>
      <text:p text:style-name="P6">--&gt;<text:span text:style-name="T5"> </text:span><text:a xlink:type="simple" xlink:href="https://developers.google.com/oauthplayground" text:style-name="Internet_20_link" text:visited-style-name="Visited_20_Internet_20_Link"><text:span text:style-name="T5">https://developers.google.com/oauthplayground</text:span></text:a></text:p>
      <text:p text:style-name="P6"><text:span text:style-name="T5"/></text:p>
      <text:p text:style-name="P7">--<text:span text:style-name="T12">&gt; click on setting button.</text:span></text:p>
      <text:p text:style-name="P7">--<text:span text:style-name="T12">&gt;check on your own oath setting and fill the required filled.</text:span></text:p>
      <text:p text:style-name="P7">--<text:span text:style-name="T12">&gt;now left side of the window you have to put the link there.</text:span></text:p>
      <text:p text:style-name="P7">“<text:a xlink:type="simple" xlink:href="https://mail.google.com/" text:style-name="Internet_20_link" text:visited-style-name="Visited_20_Internet_20_Link"><text:span text:style-name="T12">https://mail.google.com/</text:span></text:a><text:span text:style-name="T12">”</text:span></text:p>
      <text:p text:style-name="P8">--&gt; now click on authorized api.</text:p>
      <text:p text:style-name="P8">--&gt; you will redirect on your allow access page.</text:p>
      <text:p text:style-name="P8">--&gt; just click on next and finish finally your are about to end.</text:p>
      <text:p text:style-name="P8">--&gt; now just need to click on need to change authorized tokens.</text:p>
      <text:p text:style-name="P8">--&gt;now you are able to get the secret tokens just copy it and </text:p>
      <text:p text:style-name="P8">--&gt; you have enable the gmail api services.</text:p>
      <text:p text:style-name="P8"/>
      <text:p text:style-name="P8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ari" svg:font-family="Calibari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2:37:11.856874559</meta:creation-date>
    <dc:date>2018-07-03T14:25:57.159438492</dc:date>
    <meta:editing-duration>PT13M15S</meta:editing-duration>
    <meta:editing-cycles>3</meta:editing-cycles>
    <meta:generator>LibreOffice/6.0.3.2$Linux_X86_64 LibreOffice_project/00m0$Build-2</meta:generator>
    <meta:document-statistic meta:table-count="1" meta:image-count="0" meta:object-count="0" meta:page-count="4" meta:paragraph-count="131" meta:word-count="615" meta:character-count="4272" meta:non-whitespace-character-count="3791"/>
  </office:meta>
</office:document-meta>
</file>